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102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0.9043in"/>
    </style:style>
    <style:style style:name="co4" style:family="table-column">
      <style:table-column-properties fo:break-before="auto" style:column-width="2.139in"/>
    </style:style>
    <style:style style:name="co5" style:family="table-column">
      <style:table-column-properties fo:break-before="auto" style:column-width="0.798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4" style:family="table-cell" style:parent-style-name="Default">
      <style:map style:condition="is-true-formula([.$J1]&gt;COLUMN([.A1])-3)" style:apply-style-name="Parameter" style:base-cell-address="Sheet1.A1"/>
    </style:style>
    <style:style style:name="ce5" style:family="table-cell" style:parent-style-name="Default" style:data-style-name="N99">
      <style:map style:condition="is-true-formula([.$J1]&gt;COLUMN([.A1])-3)" style:apply-style-name="Parameter" style:base-cell-address="Sheet1.A1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245" table:default-cell-style-name="Default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3" office:value-type="string">
            <text:p>Actual</text:p>
          </table:table-cell>
          <table:table-cell table:style-name="ce3" office:value-type="string">
            <text:p>Inputs</text:p>
          </table:table-cell>
          <table:table-cell table:style-name="ce3" table:number-columns-repeated="6"/>
          <table:table-cell table:style-name="ce3" office:value-type="string">
            <text:p># of Inputs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Highlight</text:p>
          </table:table-cell>
          <table:table-cell table:style-name="ce3" office:value-type="string">
            <text:p>OOo says</text:p>
          </table:table-cell>
          <table:table-cell table:style-name="ce3" office:value-type="string">
            <text:p>Skip for</text:p>
          </table:table-cell>
          <table:table-cell table:style-name="ce3" office:value-type="string">
            <text:p>Custom check</text:p>
          </table:table-cell>
          <table:table-cell table:style-name="ce3"/>
          <table:table-cell table:style-name="ce3" table:formula="of:=AND([.Q2:.Q10000])" office:value-type="boolean" office:boolean-value="true">
            <text:p>TRUE</text:p>
          </table:table-cell>
          <table:table-cell table:style-name="ce3"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TRUE();100;10)" office:value-type="float" office:value="100">
            <text:p>100</text:p>
          </table:table-cell>
          <table:table-cell table:style-name="ce4" table:number-columns-repeated="7"/>
          <table:table-cell/>
          <table:table-cell office:value-type="string">
            <text:p>Constant condition</text:p>
          </table:table-cell>
          <table:table-cell office:value-type="string">
            <text:p>IF</text:p>
          </table:table-cell>
          <table:table-cell table:style-name="ce7"/>
          <table:table-cell/>
          <table:table-cell/>
          <table:table-cell table:formula="of:=IF(ISBLANK([.M2]);[.A2];[.M2])" office:value-type="float" office:value="100">
            <text:p>100</text:p>
          </table:table-cell>
          <table:table-cell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FALSE();100;10)" office:value-type="float" office:value="10">
            <text:p>10</text:p>
          </table:table-cell>
          <table:table-cell table:style-name="ce4" table:number-columns-repeated="7"/>
          <table:table-cell table:number-columns-repeated="3"/>
          <table:table-cell table:style-name="ce7"/>
          <table:table-cell/>
          <table:table-cell/>
          <table:table-cell table:formula="of:=IF(ISBLANK([.M3]);[.A3];[.M3])" office:value-type="float" office:value="10">
            <text:p>10</text:p>
          </table:table-cell>
          <table:table-cell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];100;10)" office:value-type="float" office:value="100">
            <text:p>100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Reference condition</text:p>
          </table:table-cell>
          <table:table-cell/>
          <table:table-cell table:style-name="ce7"/>
          <table:table-cell/>
          <table:table-cell/>
          <table:table-cell table:formula="of:=IF(ISBLANK([.M5]);[.A5];[.M5])" office:value-type="float" office:value="100">
            <text:p>100</text:p>
          </table:table-cell>
          <table:table-cell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6];100;10)" office:value-type="float" office:value="10">
            <text:p>10</text:p>
          </table:table-cell>
          <table:table-cell table:style-name="ce5" office:value-type="boolean" office:boolean-value="false">
            <text:p>FALSE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formula="of:=IF(ISBLANK([.M6]);[.A6];[.M6])" office:value-type="float" office:value="10">
            <text:p>10</text:p>
          </table:table-cell>
          <table:table-cell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8];[.D8];[.E8])" office:value-type="float" office:value="100">
            <text:p>100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Return reference</text:p>
          </table:table-cell>
          <table:table-cell/>
          <table:table-cell table:style-name="ce7"/>
          <table:table-cell/>
          <table:table-cell/>
          <table:table-cell table:formula="of:=IF(ISBLANK([.M8]);[.A8];[.M8])" office:value-type="float" office:value="100">
            <text:p>100</text:p>
          </table:table-cell>
          <table:table-cell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9];[.D9];[.E9])" office:value-type="float" office:value="10">
            <text:p>10</text:p>
          </table:table-cell>
          <table:table-cell table:style-name="ce5" office:value-type="boolean" office:boolean-value="false">
            <text:p>FALSE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9]);[.A9];[.M9])" office:value-type="float" office:value="10">
            <text:p>10</text:p>
          </table:table-cell>
          <table:table-cell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10">
            <text:p>110</text:p>
          </table:table-cell>
          <table:table-cell table:formula="of:=IF([.C11];[.D11]+[.E11];[.D11]-[.E11])" office:value-type="float" office:value="110">
            <text:p>110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Return expression</text:p>
          </table:table-cell>
          <table:table-cell/>
          <table:table-cell table:style-name="ce7"/>
          <table:table-cell/>
          <table:table-cell/>
          <table:table-cell table:formula="of:=IF(ISBLANK([.M11]);[.A11];[.M11])" office:value-type="float" office:value="110">
            <text:p>110</text:p>
          </table:table-cell>
          <table:table-cell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0">
            <text:p>90</text:p>
          </table:table-cell>
          <table:table-cell table:formula="of:=IF([.C12];[.D12]+[.E12];[.D12]-[.E12])" office:value-type="float" office:value="90">
            <text:p>90</text:p>
          </table:table-cell>
          <table:table-cell table:style-name="ce5" office:value-type="boolean" office:boolean-value="false">
            <text:p>FALSE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12]);[.A12];[.M12])" office:value-type="float" office:value="90">
            <text:p>90</text:p>
          </table:table-cell>
          <table:table-cell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string">
            <text:p>yes</text:p>
          </table:table-cell>
          <table:table-cell table:formula="of:=IF([.C14];[.D14];[.E14])" office:value-type="string" office:string-value="yes">
            <text:p>ye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Return string</text:p>
          </table:table-cell>
          <table:table-cell office:value-type="string">
            <text:p>IF</text:p>
          </table:table-cell>
          <table:table-cell table:style-name="ce7"/>
          <table:table-cell/>
          <table:table-cell/>
          <table:table-cell table:formula="of:=IF(ISBLANK([.M14]);[.A14];[.M14])" office:value-type="string" office:string-value="yes">
            <text:p>yes</text:p>
          </table:table-cell>
          <table:table-cell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no</text:p>
          </table:table-cell>
          <table:table-cell table:formula="of:=IF([.C15];[.D15];[.E15])" office:value-type="string" office:string-value="no">
            <text:p>no</text:p>
          </table:table-cell>
          <table:table-cell table:style-name="ce5" office:value-type="boolean" office:boolean-value="false">
            <text:p>FALS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15]);[.A15];[.M15])" office:value-type="string" office:string-value="no">
            <text:p>no</text:p>
          </table:table-cell>
          <table:table-cell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17]&gt;[.D17];100;10)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Comparison condition</text:p>
          </table:table-cell>
          <table:table-cell/>
          <table:table-cell table:style-name="ce7"/>
          <table:table-cell/>
          <table:table-cell/>
          <table:table-cell table:formula="of:=IF(ISBLANK([.M17]);[.A17];[.M17])" office:value-type="float" office:value="10">
            <text:p>10</text:p>
          </table:table-cell>
          <table:table-cell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18]&gt;[.D18];100;10)" office:value-type="float" office:value="100">
            <text:p>10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18]);[.A18];[.M18])" office:value-type="float" office:value="100">
            <text:p>100</text:p>
          </table:table-cell>
          <table:table-cell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19]&gt;[.D19];100;10)" office:value-type="float" office:value="10">
            <text:p>10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19]);[.A19];[.M19])" office:value-type="float" office:value="10">
            <text:p>10</text:p>
          </table:table-cell>
          <table:table-cell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20]&gt;[.D20];100;10)" office:value-type="float" office:value="10">
            <text:p>10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20]);[.A20];[.M20])" office:value-type="float" office:value="10">
            <text:p>10</text:p>
          </table:table-cell>
          <table:table-cell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21]&gt;[.D21];100;10)" office:value-type="float" office:value="100">
            <text:p>100</text:p>
          </table:table-cell>
          <table:table-cell table:style-name="ce4" office:value-type="string">
            <text:p>A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21]);[.A21];[.M21])" office:value-type="float" office:value="100">
            <text:p>100</text:p>
          </table:table-cell>
          <table:table-cell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22]&gt;[.D22];100;10)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22]);[.A22];[.M22])" office:value-type="float" office:value="10">
            <text:p>10</text:p>
          </table:table-cell>
          <table:table-cell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24]&lt;[.D24];100;10)" office:value-type="float" office:value="100">
            <text:p>1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24]);[.A24];[.M24])" office:value-type="float" office:value="100">
            <text:p>100</text:p>
          </table:table-cell>
          <table:table-cell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25]&lt;[.D25];100;10)" office:value-type="float" office:value="10">
            <text:p>1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25]);[.A25];[.M25])" office:value-type="float" office:value="10">
            <text:p>10</text:p>
          </table:table-cell>
          <table:table-cell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26]&lt;[.D26];100;10)" office:value-type="float" office:value="10">
            <text:p>10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26]);[.A26];[.M26])" office:value-type="float" office:value="10">
            <text:p>10</text:p>
          </table:table-cell>
          <table:table-cell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27]&lt;[.D27];100;10)" office:value-type="float" office:value="100">
            <text:p>100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27]);[.A27];[.M27])" office:value-type="float" office:value="100">
            <text:p>100</text:p>
          </table:table-cell>
          <table:table-cell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28]&lt;[.D28];100;10)" office:value-type="float" office:value="10">
            <text:p>10</text:p>
          </table:table-cell>
          <table:table-cell table:style-name="ce4" office:value-type="string">
            <text:p>A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28]);[.A28];[.M28])" office:value-type="float" office:value="10">
            <text:p>10</text:p>
          </table:table-cell>
          <table:table-cell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29]&lt;[.D29];100;10)" office:value-type="float" office:value="100">
            <text:p>10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29]);[.A29];[.M29])" office:value-type="float" office:value="100">
            <text:p>100</text:p>
          </table:table-cell>
          <table:table-cell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31]&gt;=[.D31];100;10)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31]);[.A31];[.M31])" office:value-type="float" office:value="10">
            <text:p>10</text:p>
          </table:table-cell>
          <table:table-cell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32]&gt;=[.D32];100;10)" office:value-type="float" office:value="100">
            <text:p>10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32]);[.A32];[.M32])" office:value-type="float" office:value="100">
            <text:p>100</text:p>
          </table:table-cell>
          <table:table-cell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33]&gt;=[.D33];100;10)" office:value-type="float" office:value="100">
            <text:p>100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33]);[.A33];[.M33])" office:value-type="float" office:value="100">
            <text:p>100</text:p>
          </table:table-cell>
          <table:table-cell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34]&gt;=[.D34];100;10)" office:value-type="float" office:value="10">
            <text:p>10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34]);[.A34];[.M34])" office:value-type="float" office:value="10">
            <text:p>10</text:p>
          </table:table-cell>
          <table:table-cell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35]&gt;=[.D35];100;10)" office:value-type="float" office:value="100">
            <text:p>100</text:p>
          </table:table-cell>
          <table:table-cell table:style-name="ce4" office:value-type="string">
            <text:p>A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35]);[.A35];[.M35])" office:value-type="float" office:value="100">
            <text:p>100</text:p>
          </table:table-cell>
          <table:table-cell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36]&gt;=[.D36];100;10)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36]);[.A36];[.M36])" office:value-type="float" office:value="10">
            <text:p>10</text:p>
          </table:table-cell>
          <table:table-cell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38]&lt;=[.D38];100;10)" office:value-type="float" office:value="100">
            <text:p>1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38]);[.A38];[.M38])" office:value-type="float" office:value="100">
            <text:p>100</text:p>
          </table:table-cell>
          <table:table-cell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39]&lt;=[.D39];100;10)" office:value-type="float" office:value="10">
            <text:p>1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39]);[.A39];[.M39])" office:value-type="float" office:value="10">
            <text:p>10</text:p>
          </table:table-cell>
          <table:table-cell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40]&lt;=[.D40];100;10)" office:value-type="float" office:value="100">
            <text:p>100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40]);[.A40];[.M40])" office:value-type="float" office:value="100">
            <text:p>100</text:p>
          </table:table-cell>
          <table:table-cell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41]&lt;=[.D41];100;10)" office:value-type="float" office:value="100">
            <text:p>100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41]);[.A41];[.M41])" office:value-type="float" office:value="100">
            <text:p>100</text:p>
          </table:table-cell>
          <table:table-cell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42]&lt;=[.D42];100;10)" office:value-type="float" office:value="10">
            <text:p>10</text:p>
          </table:table-cell>
          <table:table-cell table:style-name="ce4" office:value-type="string">
            <text:p>A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42]);[.A42];[.M42])" office:value-type="float" office:value="10">
            <text:p>10</text:p>
          </table:table-cell>
          <table:table-cell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43]&lt;=[.D43];100;10)" office:value-type="float" office:value="100">
            <text:p>10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43]);[.A43];[.M43])" office:value-type="float" office:value="100">
            <text:p>100</text:p>
          </table:table-cell>
          <table:table-cell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45]=[.D45];100;10)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45]);[.A45];[.M45])" office:value-type="float" office:value="10">
            <text:p>10</text:p>
          </table:table-cell>
          <table:table-cell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46]=[.D46];100;10)" office:value-type="float" office:value="10">
            <text:p>1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46]);[.A46];[.M46])" office:value-type="float" office:value="10">
            <text:p>10</text:p>
          </table:table-cell>
          <table:table-cell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47]=[.D47];100;10)" office:value-type="float" office:value="100">
            <text:p>100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47]);[.A47];[.M47])" office:value-type="float" office:value="100">
            <text:p>100</text:p>
          </table:table-cell>
          <table:table-cell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48]=[.D48];100;10)" office:value-type="float" office:value="10">
            <text:p>10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48]);[.A48];[.M48])" office:value-type="float" office:value="10">
            <text:p>10</text:p>
          </table:table-cell>
          <table:table-cell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49]=[.D49];100;10)" office:value-type="float" office:value="10">
            <text:p>10</text:p>
          </table:table-cell>
          <table:table-cell table:style-name="ce4" office:value-type="string">
            <text:p>A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49]);[.A49];[.M49])" office:value-type="float" office:value="10">
            <text:p>10</text:p>
          </table:table-cell>
          <table:table-cell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50]=[.D50];100;10)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50]);[.A50];[.M50])" office:value-type="float" office:value="10">
            <text:p>10</text:p>
          </table:table-cell>
          <table:table-cell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2]&lt;&gt;[.D52];100;10)" office:value-type="float" office:value="100">
            <text:p>1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52]);[.A52];[.M52])" office:value-type="float" office:value="100">
            <text:p>100</text:p>
          </table:table-cell>
          <table:table-cell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3]&lt;&gt;[.D53];100;10)" office:value-type="float" office:value="100">
            <text:p>10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53]);[.A53];[.M53])" office:value-type="float" office:value="100">
            <text:p>100</text:p>
          </table:table-cell>
          <table:table-cell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[.C54]&lt;&gt;[.D54];100;10)" office:value-type="float" office:value="10">
            <text:p>10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54]);[.A54];[.M54])" office:value-type="float" office:value="10">
            <text:p>10</text:p>
          </table:table-cell>
          <table:table-cell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5]&lt;&gt;[.D55];100;10)" office:value-type="float" office:value="100">
            <text:p>100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55]);[.A55];[.M55])" office:value-type="float" office:value="100">
            <text:p>100</text:p>
          </table:table-cell>
          <table:table-cell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6]&lt;&gt;[.D56];100;10)" office:value-type="float" office:value="100">
            <text:p>100</text:p>
          </table:table-cell>
          <table:table-cell table:style-name="ce4" office:value-type="string">
            <text:p>A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56]);[.A56];[.M56])" office:value-type="float" office:value="100">
            <text:p>100</text:p>
          </table:table-cell>
          <table:table-cell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[.C57]&lt;&gt;[.D57];100;10)" office:value-type="float" office:value="100">
            <text:p>10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B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57]);[.A57];[.M57])" office:value-type="float" office:value="100">
            <text:p>100</text:p>
          </table:table-cell>
          <table:table-cell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NOT([.C59]&lt;&gt;[.D59]);100;10)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Boolean operator condition</text:p>
          </table:table-cell>
          <table:table-cell/>
          <table:table-cell table:style-name="ce7"/>
          <table:table-cell/>
          <table:table-cell/>
          <table:table-cell table:formula="of:=IF(ISBLANK([.M59]);[.A59];[.M59])" office:value-type="float" office:value="10">
            <text:p>10</text:p>
          </table:table-cell>
          <table:table-cell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NOT([.C60]&lt;&gt;[.D60]);100;10)" office:value-type="float" office:value="10">
            <text:p>1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60]);[.A60];[.M60])" office:value-type="float" office:value="10">
            <text:p>10</text:p>
          </table:table-cell>
          <table:table-cell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NOT([.C61]&lt;&gt;[.D61]);100;10)" office:value-type="float" office:value="100">
            <text:p>100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61]);[.A61];[.M61])" office:value-type="float" office:value="100">
            <text:p>100</text:p>
          </table:table-cell>
          <table:table-cell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NOT([.C63]=[.D63]);100;10)" office:value-type="float" office:value="100">
            <text:p>1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63]);[.A63];[.M63])" office:value-type="float" office:value="100">
            <text:p>100</text:p>
          </table:table-cell>
          <table:table-cell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NOT([.C64]=[.D64]);100;10)" office:value-type="float" office:value="100">
            <text:p>10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64]);[.A64];[.M64])" office:value-type="float" office:value="100">
            <text:p>100</text:p>
          </table:table-cell>
          <table:table-cell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NOT([.C65]=[.D65]);100;10)" office:value-type="float" office:value="10">
            <text:p>10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formula="of:=IF(ISBLANK([.M65]);[.A65];[.M65])" office:value-type="float" office:value="10">
            <text:p>10</text:p>
          </table:table-cell>
          <table:table-cell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AND([.C67]=[.D67];[.E67]=[.F67]);100;10)" office:value-type="float" office:value="100">
            <text:p>100</text:p>
          </table:table-cell>
          <table:table-cell table:number-columns-repeated="2" table:style-name="ce4" office:value-type="float" office:value="10">
            <text:p>10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formula="of:=IF(ISBLANK([.M67]);[.A67];[.M67])" office:value-type="float" office:value="100">
            <text:p>100</text:p>
          </table:table-cell>
          <table:table-cell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[.C68]=[.D68];[.E68]=[.F68]);100;10)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formula="of:=IF(ISBLANK([.M68]);[.A68];[.M68])" office:value-type="float" office:value="10">
            <text:p>10</text:p>
          </table:table-cell>
          <table:table-cell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[.C69]=[.D69];[.E69]=[.F69]);100;10)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formula="of:=IF(ISBLANK([.M69]);[.A69];[.M69])" office:value-type="float" office:value="10">
            <text:p>10</text:p>
          </table:table-cell>
          <table:table-cell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[.C70]=[.D70];[.E70]=[.F70]);100;10)"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formula="of:=IF(ISBLANK([.M70]);[.A70];[.M70])" office:value-type="float" office:value="10">
            <text:p>10</text:p>
          </table:table-cell>
          <table:table-cell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[.C72]=[.D72];[.E72]=[.F72]);100;10)" office:value-type="float" office:value="100">
            <text:p>100</text:p>
          </table:table-cell>
          <table:table-cell table:number-columns-repeated="2" table:style-name="ce4" office:value-type="float" office:value="10">
            <text:p>10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formula="of:=IF(ISBLANK([.M72]);[.A72];[.M72])" office:value-type="float" office:value="100">
            <text:p>100</text:p>
          </table:table-cell>
          <table:table-cell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[.C73]=[.D73];[.E73]=[.F73]);100;10)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formula="of:=IF(ISBLANK([.M73]);[.A73];[.M73])" office:value-type="float" office:value="100">
            <text:p>100</text:p>
          </table:table-cell>
          <table:table-cell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OR([.C74]=[.D74];[.E74]=[.F74]);100;10)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formula="of:=IF(ISBLANK([.M74]);[.A74];[.M74])" office:value-type="float" office:value="10">
            <text:p>10</text:p>
          </table:table-cell>
          <table:table-cell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[.C75]=[.D75];[.E75]=[.F75]);100;10)" office:value-type="float" office:value="100">
            <text:p>100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7"/>
          <table:table-cell/>
          <table:table-cell/>
          <table:table-cell table:formula="of:=IF(ISBLANK([.M75]);[.A75];[.M75])" office:value-type="float" office:value="100">
            <text:p>100</text:p>
          </table:table-cell>
          <table:table-cell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AND([.C77:.D77]);[.E77]);100;10)" office:value-type="float" office:value="100">
            <text:p>100</text:p>
          </table:table-cell>
          <table:table-cell table:number-columns-repeated="3" table:style-name="ce5" office:value-type="boolean" office:boolean-value="true">
            <text:p>TRU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77]);[.A77];[.M77])" office:value-type="float" office:value="100">
            <text:p>100</text:p>
          </table:table-cell>
          <table:table-cell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AND([.C78:.D78]);[.E78]);100;10)" office:value-type="float" office:value="100">
            <text:p>100</text:p>
          </table:table-cell>
          <table:table-cell table:number-columns-repeated="2"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78]);[.A78];[.M78])" office:value-type="float" office:value="100">
            <text:p>100</text:p>
          </table:table-cell>
          <table:table-cell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AND([.C79:.D79]);[.E79]);100;10)" office:value-type="float" office:value="100">
            <text:p>100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79]);[.A79];[.M79])" office:value-type="float" office:value="100">
            <text:p>100</text:p>
          </table:table-cell>
          <table:table-cell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OR(AND([.C80:.D80]);[.E80]);100;10)" office:value-type="float" office:value="10">
            <text:p>10</text:p>
          </table:table-cell>
          <table:table-cell table:style-name="ce5" office:value-type="boolean" office:boolean-value="true">
            <text:p>TRUE</text:p>
          </table:table-cell>
          <table:table-cell table:number-columns-repeated="2" table:style-name="ce5" office:value-type="boolean" office:boolean-value="false">
            <text:p>FALS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80]);[.A80];[.M80])" office:value-type="float" office:value="10">
            <text:p>10</text:p>
          </table:table-cell>
          <table:table-cell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AND([.C81:.D81]);[.E81]);100;10)" office:value-type="float" office:value="100">
            <text:p>100</text:p>
          </table:table-cell>
          <table:table-cell table:style-name="ce5" office:value-type="boolean" office:boolean-value="false">
            <text:p>FALSE</text:p>
          </table:table-cell>
          <table:table-cell table:number-columns-repeated="2" table:style-name="ce5" office:value-type="boolean" office:boolean-value="true">
            <text:p>TRU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81]);[.A81];[.M81])" office:value-type="float" office:value="100">
            <text:p>100</text:p>
          </table:table-cell>
          <table:table-cell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OR(AND([.C82:.D82]);[.E82]);100;10)" office:value-type="float" office:value="10">
            <text:p>10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82]);[.A82];[.M82])" office:value-type="float" office:value="10">
            <text:p>10</text:p>
          </table:table-cell>
          <table:table-cell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OR(AND([.C83:.D83]);[.E83]);100;10)" office:value-type="float" office:value="100">
            <text:p>100</text:p>
          </table:table-cell>
          <table:table-cell table:number-columns-repeated="2"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83]);[.A83];[.M83])" office:value-type="float" office:value="100">
            <text:p>100</text:p>
          </table:table-cell>
          <table:table-cell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OR(AND([.C84:.D84]);[.E84]);100;10)" office:value-type="float" office:value="10">
            <text:p>10</text:p>
          </table:table-cell>
          <table:table-cell table:number-columns-repeated="3" table:style-name="ce5" office:value-type="boolean" office:boolean-value="false">
            <text:p>FALS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84]);[.A84];[.M84])" office:value-type="float" office:value="10">
            <text:p>10</text:p>
          </table:table-cell>
          <table:table-cell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AND(OR([.C86:.D86]);[.E86]);100;10)" office:value-type="float" office:value="100">
            <text:p>100</text:p>
          </table:table-cell>
          <table:table-cell table:number-columns-repeated="3" table:style-name="ce5" office:value-type="boolean" office:boolean-value="true">
            <text:p>TRU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86]);[.A86];[.M86])" office:value-type="float" office:value="100">
            <text:p>100</text:p>
          </table:table-cell>
          <table:table-cell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OR([.C87:.D87]);[.E87]);100;10)" office:value-type="float" office:value="10">
            <text:p>10</text:p>
          </table:table-cell>
          <table:table-cell table:number-columns-repeated="2"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87]);[.A87];[.M87])" office:value-type="float" office:value="10">
            <text:p>10</text:p>
          </table:table-cell>
          <table:table-cell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AND(OR([.C88:.D88]);[.E88]);100;10)" office:value-type="float" office:value="100">
            <text:p>100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88]);[.A88];[.M88])" office:value-type="float" office:value="100">
            <text:p>100</text:p>
          </table:table-cell>
          <table:table-cell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OR([.C89:.D89]);[.E89]);100;10)" office:value-type="float" office:value="10">
            <text:p>10</text:p>
          </table:table-cell>
          <table:table-cell table:style-name="ce5" office:value-type="boolean" office:boolean-value="true">
            <text:p>TRUE</text:p>
          </table:table-cell>
          <table:table-cell table:number-columns-repeated="2" table:style-name="ce5" office:value-type="boolean" office:boolean-value="false">
            <text:p>FALS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89]);[.A89];[.M89])" office:value-type="float" office:value="10">
            <text:p>10</text:p>
          </table:table-cell>
          <table:table-cell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f:=IF(AND(OR([.C90:.D90]);[.E90]);100;10)" office:value-type="float" office:value="100">
            <text:p>100</text:p>
          </table:table-cell>
          <table:table-cell table:style-name="ce5" office:value-type="boolean" office:boolean-value="false">
            <text:p>FALSE</text:p>
          </table:table-cell>
          <table:table-cell table:number-columns-repeated="2" table:style-name="ce5" office:value-type="boolean" office:boolean-value="true">
            <text:p>TRU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90]);[.A90];[.M90])" office:value-type="float" office:value="100">
            <text:p>100</text:p>
          </table:table-cell>
          <table:table-cell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OR([.C91:.D91]);[.E91]);100;10)" office:value-type="float" office:value="10">
            <text:p>10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91]);[.A91];[.M91])" office:value-type="float" office:value="10">
            <text:p>10</text:p>
          </table:table-cell>
          <table:table-cell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OR([.C92:.D92]);[.E92]);100;10)" office:value-type="float" office:value="10">
            <text:p>10</text:p>
          </table:table-cell>
          <table:table-cell table:number-columns-repeated="2"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92]);[.A92];[.M92])" office:value-type="float" office:value="10">
            <text:p>10</text:p>
          </table:table-cell>
          <table:table-cell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IF(AND(OR([.C93:.D93]);[.E93]);100;10)" office:value-type="float" office:value="10">
            <text:p>10</text:p>
          </table:table-cell>
          <table:table-cell table:number-columns-repeated="3" table:style-name="ce5" office:value-type="boolean" office:boolean-value="false">
            <text:p>FALSE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formula="of:=IF(ISBLANK([.M93]);[.A93];[.M93])" office:value-type="float" office:value="10">
            <text:p>10</text:p>
          </table:table-cell>
          <table:table-cell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907">
          <table:table-cell table:style-name="ce2"/>
          <table:table-cell/>
          <table:table-cell table:style-name="ce4" table:number-columns-repeated="7"/>
          <table:table-cell table:number-columns-repeated="3"/>
          <table:table-cell table:style-name="ce7"/>
          <table:table-cell table:number-columns-repeated="243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style:text-properties fo:color="#ff0000"/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style:text-properties fo:color="#ff0000"/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number number:decimal-places="0" number:min-integer-digits="1" number:grouping="true"/>
      <number:text> </number:text>
    </number:number-style>
    <number:number-style style:name="N136P1" style:volatile="true">
      <number:text> SFr. -</number:text>
      <number:number number:decimal-places="0" number:min-integer-digits="1" number:grouping="true"/>
      <number:text> </number:text>
    </number:number-style>
    <number:number-style style:name="N136P2" style:volatile="true">
      <number:text> SFr.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number number:decimal-places="2" number:min-integer-digits="1" number:grouping="true"/>
      <number:text> </number:text>
    </number:number-style>
    <number:number-style style:name="N144P1" style:volatile="true">
      <number:text> SFr. -</number:text>
      <number:number number:decimal-places="2" number:min-integer-digits="1" number:grouping="true"/>
      <number:text> </number:text>
    </number:number-style>
    <number:number-style style:name="N144P2" style:volatile="true">
      <number:text> SFr.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8" number:min-integer-digits="1"/>
    </number:number-style>
    <number:number-style style:name="N150">
      <number:number number:decimal-places="7" number:min-integer-digits="1"/>
    </number:number-style>
    <number:number-style style:name="N151">
      <number:number number:decimal-places="6" number:min-integer-digits="1"/>
    </number:number-style>
    <number:number-style style:name="N152">
      <number:number number:decimal-places="5" number:min-integer-digits="1"/>
    </number:number-style>
    <number:number-style style:name="N153">
      <number:number number:decimal-places="4" number:min-integer-digits="1"/>
    </number:number-style>
    <number:number-style style:name="N154">
      <number:number number:decimal-places="3" number:min-integer-digits="1"/>
    </number:number-style>
    <number:number-style style:name="N157P0" style:volatile="true">
      <number:number number:decimal-places="3" number:min-integer-digits="1" number:grouping="true"/>
      <number:text> </number:text>
    </number:number-style>
    <number:number-style style:name="N157P1" style:volatile="true">
      <number:text> -</number:text>
      <number:number number:decimal-places="3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4" number:min-integer-digits="1" number:grouping="true"/>
      <number:text> </number:text>
    </number:number-style>
    <number:number-style style:name="N160P1" style:volatile="true">
      <number:text> -</number:text>
      <number:number number:decimal-places="4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5" number:min-integer-digits="1" number:grouping="true"/>
      <number:text> </number:text>
    </number:number-style>
    <number:number-style style:name="N163P1" style:volatile="true">
      <number:text> -</number:text>
      <number:number number:decimal-places="5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6" number:min-integer-digits="1" number:grouping="true"/>
      <number:text> </number:text>
    </number:number-style>
    <number:number-style style:name="N166P1" style:volatile="true">
      <number:text> -</number:text>
      <number:number number:decimal-places="6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1" number:min-integer-digits="1" number:grouping="true"/>
      <number:text> </number:text>
    </number:number-style>
    <number:number-style style:name="N169P1" style:volatile="true">
      <number:text> -</number:text>
      <number:number number:decimal-places="1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1T15:23:40</dc:date>
    <meta:editing-cycles>1</meta:editing-cycles>
    <meta:editing-duration>PT35S</meta:editing-duration>
    <meta:document-statistic meta:table-count="1" meta:cell-count="733" meta:object-count="0"/>
    <meta:user-defined meta:name="Info 1"/>
    <meta:user-defined meta:name="Info 2"/>
    <meta:user-defined meta:name="Info 3"/>
    <meta:user-defined meta:name="Info 4"/>
  </office:meta>
</office:document-meta>
</file>